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32cm"/>
    </style:style>
    <style:style style:name="co4" style:family="table-column">
      <style:table-column-properties fo:break-before="auto" style:column-width="4.06cm"/>
    </style:style>
    <style:style style:name="co5" style:family="table-column">
      <style:table-column-properties fo:break-before="auto" style:column-width="5.632cm"/>
    </style:style>
    <style:style style:name="co6" style:family="table-column">
      <style:table-column-properties fo:break-before="auto" style:column-width="5.061cm"/>
    </style:style>
    <style:style style:name="co7" style:family="table-column">
      <style:table-column-properties fo:break-before="auto" style:column-width="5.957cm"/>
    </style:style>
    <style:style style:name="co8" style:family="table-column">
      <style:table-column-properties fo:break-before="auto" style:column-width="5.898cm"/>
    </style:style>
    <style:style style:name="co9" style:family="table-column">
      <style:table-column-properties fo:break-before="auto" style:column-width="5.766cm"/>
    </style:style>
    <style:style style:name="co10" style:family="table-column">
      <style:table-column-properties fo:break-before="auto" style:column-width="4.546cm"/>
    </style:style>
    <style:style style:name="co11" style:family="table-column">
      <style:table-column-properties fo:break-before="auto" style:column-width="4.47cm"/>
    </style:style>
    <style:style style:name="co12" style:family="table-column">
      <style:table-column-properties fo:break-before="auto" style:column-width="3.286cm"/>
    </style:style>
    <style:style style:name="co13" style:family="table-column">
      <style:table-column-properties fo:break-before="auto" style:column-width="5.193cm"/>
    </style:style>
    <style:style style:name="co14" style:family="table-column">
      <style:table-column-properties fo:break-before="auto" style:column-width="4.411cm"/>
    </style:style>
    <style:style style:name="co15" style:family="table-column">
      <style:table-column-properties fo:break-before="auto" style:column-width="3.154cm"/>
    </style:style>
    <style:style style:name="co16" style:family="table-column">
      <style:table-column-properties fo:break-before="auto" style:column-width="3.535cm"/>
    </style:style>
    <style:style style:name="co17" style:family="table-column">
      <style:table-column-properties fo:break-before="auto" style:column-width="3.496cm"/>
    </style:style>
    <style:style style:name="co18" style:family="table-column">
      <style:table-column-properties fo:break-before="auto" style:column-width="3.68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Hoja1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row table:style-name="ro3">
          <table:table-cell office:value-type="string">
            <text:p>Plantilla para importar clientes a GestiONG</text:p>
          </table:table-cell>
          <table:table-cell table:number-columns-repeated="17"/>
        </table:table-row>
        <table:table-row table:style-name="ro3">
          <table:table-cell table:number-columns-repeated="18"/>
        </table:table-row>
        <table:table-row table:style-name="ro3">
          <table:table-cell office:value-type="string">
            <text:p>Columnas/campos:</text:p>
          </table:table-cell>
          <table:table-cell table:number-columns-repeated="17"/>
        </table:table-row>
        <table:table-row table:style-name="ro3">
          <table:table-cell office:value-type="string">
            <text:p>CODIGO</text:p>
          </table:table-cell>
          <table:table-cell office:value-type="string">
            <text:p>No puede haber códigos repetidos</text:p>
          </table:table-cell>
          <table:table-cell table:number-columns-repeated="16"/>
        </table:table-row>
        <table:table-row table:style-name="ro3">
          <table:table-cell office:value-type="string">
            <text:p>RAZONSOCIAL</text:p>
          </table:table-cell>
          <table:table-cell office:value-type="string">
            <text:p>Razón social (nombre físico o comercial) de la cliente</text:p>
          </table:table-cell>
          <table:table-cell table:number-columns-repeated="16"/>
        </table:table-row>
        <table:table-row table:style-name="ro3">
          <table:table-cell office:value-type="string">
            <text:p>TIPOCLIENTE</text:p>
          </table:table-cell>
          <table:table-cell office:value-type="string">
            <text:p>Valores que se pueden definir en la configuración</text:p>
          </table:table-cell>
          <table:table-cell table:number-columns-repeated="16"/>
        </table:table-row>
        <table:table-row table:style-name="ro3">
          <table:table-cell office:value-type="string">
            <text:p>CONTACTO_ID</text:p>
          </table:table-cell>
          <table:table-cell office:value-type="string">
            <text:p>Código o CIF del contacto que debe estar previamente generado</text:p>
          </table:table-cell>
          <table:table-cell table:number-columns-repeated="16"/>
        </table:table-row>
        <table:table-row table:style-name="ro3">
          <table:table-cell office:value-type="string">
            <text:p>AGENTE_ID</text:p>
          </table:table-cell>
          <table:table-cell office:value-type="string">
            <text:p>Código o nombre del agente asociado a esta proveedora</text:p>
          </table:table-cell>
          <table:table-cell table:number-columns-repeated="16"/>
        </table:table-row>
        <table:table-row table:style-name="ro3">
          <table:table-cell office:value-type="string">
            <text:p>FORMAPAGO_ID</text:p>
          </table:table-cell>
          <table:table-cell office:value-type="string">
            <text:p>Código o nombre de la forma de pago habitual</text:p>
          </table:table-cell>
          <table:table-cell table:number-columns-repeated="16"/>
        </table:table-row>
        <table:table-row table:style-name="ro3">
          <table:table-cell office:value-type="string">
            <text:p>DTOP100</text:p>
          </table:table-cell>
          <table:table-cell office:value-type="string">
            <text:p>Descuento comercial aplicado habitualmente</text:p>
          </table:table-cell>
          <table:table-cell table:number-columns-repeated="16"/>
        </table:table-row>
        <table:table-row table:style-name="ro3">
          <table:table-cell office:value-type="string">
            <text:p>IVADETALLADO</text:p>
          </table:table-cell>
          <table:table-cell office:value-type="string">
            <text:p>0=Desglosado, 1=Iva + recargo, 2=Sin IVA, 3=Incluido</text:p>
          </table:table-cell>
          <table:table-cell table:number-columns-repeated="16"/>
        </table:table-row>
        <table:table-row table:style-name="ro3">
          <table:table-cell office:value-type="string">
            <text:p>ACTIVO</text:p>
          </table:table-cell>
          <table:table-cell office:value-type="string">
            <text:p>Sí o No</text:p>
          </table:table-cell>
          <table:table-cell table:number-columns-repeated="16"/>
        </table:table-row>
        <table:table-row table:style-name="ro3">
          <table:table-cell office:value-type="string">
            <text:p>ENTIDADBANCO</text:p>
          </table:table-cell>
          <table:table-cell office:value-type="string">
            <text:p>Nombre de la entidad bancaria de la cuenta bancaria</text:p>
          </table:table-cell>
          <table:table-cell table:number-columns-repeated="16"/>
        </table:table-row>
        <table:table-row table:style-name="ro3">
          <table:table-cell office:value-type="string">
            <text:p>CUENTABANCO</text:p>
          </table:table-cell>
          <table:table-cell office:value-type="string">
            <text:p>20 dígitos de la cuenta bancaria</text:p>
          </table:table-cell>
          <table:table-cell table:number-columns-repeated="16"/>
        </table:table-row>
        <table:table-row table:style-name="ro3">
          <table:table-cell office:value-type="string">
            <text:p>NOTAS</text:p>
          </table:table-cell>
          <table:table-cell table:number-columns-repeated="17"/>
        </table:table-row>
        <table:table-row table:style-name="ro3">
          <table:table-cell office:value-type="string">
            <text:p>SUBCUENTA</text:p>
          </table:table-cell>
          <table:table-cell office:value-type="string">
            <text:p>Si está activo el módulo de contabilidad, la subcuenta asociada a esta proveedora</text:p>
          </table:table-cell>
          <table:table-cell table:number-columns-repeated="16"/>
        </table:table-row>
        <table:table-row table:style-name="ro3">
          <table:table-cell table:number-columns-repeated="18"/>
        </table:table-row>
        <table:table-row table:style-name="ro3">
          <table:table-cell office:value-type="string">
            <text:p>Para una descripción más detallada y actualizada de cada columna, ver el diccionario de datos de la aplicación.</text:p>
          </table:table-cell>
          <table:table-cell table:number-columns-repeated="17"/>
        </table:table-row>
        <table:table-row table:style-name="ro3">
          <table:table-cell office:value-type="string">
            <text:p>Si una columna está en blanco, no se utilizará el valor.</text:p>
          </table:table-cell>
          <table:table-cell table:number-columns-repeated="17"/>
        </table:table-row>
        <table:table-row table:style-name="ro3">
          <table:table-cell office:value-type="string">
            <text:p>Si se desea que al importar un valor de una columna se borre el que había previamente, poner en la columna el símbolo ~</text:p>
          </table:table-cell>
          <table:table-cell table:number-columns-repeated="17"/>
        </table:table-row>
        <table:table-row table:style-name="ro3">
          <table:table-cell table:number-columns-repeated="18"/>
        </table:table-row>
        <table:table-row table:style-name="ro3">
          <table:table-cell office:value-type="string">
            <text:p>Una vez rellenos todos los datos, eliminar todas las filas hasta aquí, incluyendo esta y guardar el archivo como Texto CSV</text:p>
          </table:table-cell>
          <table:table-cell table:number-columns-repeated="17"/>
        </table:table-row>
        <table:table-row table:style-name="ro3">
          <table:table-cell office:value-type="string">
            <text:p>CLIENTE.CODIGO</text:p>
          </table:table-cell>
          <table:table-cell office:value-type="string">
            <text:p>CLIENTE.RAZONSOCIAL</text:p>
          </table:table-cell>
          <table:table-cell office:value-type="string">
            <text:p>CLIENTE.TIPOCLIENTE</text:p>
          </table:table-cell>
          <table:table-cell office:value-type="string">
            <text:p>CLIENTE.CONTACTO_ID</text:p>
          </table:table-cell>
          <table:table-cell office:value-type="string">
            <text:p>CLIENTE.FORMAPAGO_ID</text:p>
          </table:table-cell>
          <table:table-cell office:value-type="string">
            <text:p>CLIENTE.AGENTE_ID</text:p>
          </table:table-cell>
          <table:table-cell office:value-type="string">
            <text:p>CLIENTE.DTOP100</text:p>
          </table:table-cell>
          <table:table-cell office:value-type="string">
            <text:p>CLIENTE.IVADETALLADO</text:p>
          </table:table-cell>
          <table:table-cell office:value-type="string">
            <text:p>CLIENTE.ACTIVO</text:p>
          </table:table-cell>
          <table:table-cell office:value-type="string">
            <text:p>CLIENTE.ENTIDADBANCO</text:p>
          </table:table-cell>
          <table:table-cell office:value-type="string">
            <text:p>CLIENTE.CUENTABANCO</text:p>
          </table:table-cell>
          <table:table-cell office:value-type="string">
            <text:p>CLIENTE.NOTAS</text:p>
          </table:table-cell>
          <table:table-cell table:number-columns-repeated="6"/>
        </table:table-row>
        <table:table-row table:style-name="ro3" table:number-rows-repeated="1048552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Hoja2" table:style-name="ta1">
        <table:table-column table:style-name="co2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3:32:19</meta:creation-date>
    <dc:date>2012-11-27T12:39:30</dc:date>
    <meta:editing-duration>PT1H6M29S</meta:editing-duration>
    <meta:editing-cycles>10</meta:editing-cycles>
    <meta:generator>LibreOffice/3.5$Linux_x86 LibreOffice_project/350m1$Build-2</meta:generator>
    <meta:document-statistic meta:table-count="3" meta:cell-count="43" meta:object-count="0"/>
    <meta:user-defined meta:name="qrichtext">1</meta:user-defined>
  </office:meta>
</office:document-meta>
</file>